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EE000000EEB1EC42DB.png" manifest:media-type=""/>
  <manifest:file-entry manifest:full-path="Pictures/10000201000000EE000000EE48DAB20C.png" manifest:media-type=""/>
  <manifest:file-entry manifest:full-path="Pictures/10000201000000EE000000EE047D3ACB.png" manifest:media-type=""/>
  <manifest:file-entry manifest:full-path="Pictures/10000201000000EE000000EE56FFD8A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charset="x-symbol"/>
    <style:font-face style:name="Mangal1" svg:font-family="Mangal"/>
    <style:font-face style:name="OpenSymbol" svg:font-family="OpenSymbol"/>
    <style:font-face style:name="Walker Bot LDR" svg:font-family="'Walker Bot LDR'" style:font-adornments="Gras" style:font-pitch="variable"/>
    <style:font-face style:name="Sylfaen" svg:font-family="Sylfaen" style:font-adornments="Gras" style:font-family-generic="roman" style:font-pitch="variable"/>
    <style:font-face style:name="Sylfaen1"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3.379cm" table:align="right" style:may-break-between-rows="false"/>
    </style:style>
    <style:style style:name="Tableau1.A" style:family="table-column">
      <style:table-column-properties style:column-width="2.284cm"/>
    </style:style>
    <style:style style:name="Tableau1.B" style:family="table-column">
      <style:table-column-properties style:column-width="2.768cm"/>
    </style:style>
    <style:style style:name="Tableau1.C" style:family="table-column">
      <style:table-column-properties style:column-width="2.766cm"/>
    </style:style>
    <style:style style:name="Tableau1.D" style:family="table-column">
      <style:table-column-properties style:column-width="2.79cm"/>
    </style:style>
    <style:style style:name="Tableau1.E" style:family="table-column">
      <style:table-column-properties style:column-width="2.771cm"/>
    </style:style>
    <style:style style:name="Tableau1.1" style:family="table-row">
      <style:table-row-properties style:min-row-height="1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2" style:family="table-row">
      <style:table-row-properties style:min-row-height="2.499cm"/>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background-color="transparent" fo:padding="0.097cm" fo:border-left="0.05pt solid #000000" fo:border-right="none" fo:border-top="none" fo:border-bottom="0.05pt solid #000000">
        <style:background-image xlink:href="Pictures/10000201000000EE000000EE48DAB20C.png" xlink:type="simple" xlink:actuate="onLoad" style:position="center center" style:repeat="no-repeat"/>
      </style:table-cell-properties>
    </style:style>
    <style:style style:name="Tableau1.C2" style:family="table-cell">
      <style:table-cell-properties style:vertical-align="middle" fo:background-color="transparent" fo:padding="0.097cm" fo:border-left="0.05pt solid #000000" fo:border-right="none" fo:border-top="none" fo:border-bottom="0.05pt solid #000000">
        <style:background-image xlink:href="Pictures/10000201000000EE000000EE047D3ACB.png" xlink:type="simple" xlink:actuate="onLoad" style:position="center center" style:repeat="no-repeat"/>
      </style:table-cell-properties>
    </style:style>
    <style:style style:name="Tableau1.D2" style:family="table-cell">
      <style:table-cell-properties style:vertical-align="middle" fo:background-color="transparent" fo:padding="0.097cm" fo:border-left="0.05pt solid #000000" fo:border-right="none" fo:border-top="none" fo:border-bottom="0.05pt solid #000000">
        <style:background-image xlink:href="Pictures/10000201000000EE000000EEB1EC42DB.png" xlink:type="simple" xlink:actuate="onLoad" style:position="center center" style:repeat="no-repeat"/>
      </style:table-cell-properties>
    </style:style>
    <style:style style:name="Tableau1.E2" style:family="table-cell">
      <style:table-cell-properties style:vertical-align="middle" fo:background-color="transparent" fo:padding="0.097cm" fo:border-left="0.05pt solid #000000" fo:border-right="0.05pt solid #000000" fo:border-top="none" fo:border-bottom="0.05pt solid #000000">
        <style:background-image xlink:href="Pictures/10000201000000EE000000EE56FFD8AC.png" xlink:type="simple" xlink:actuate="onLoad" style:position="center center" style:repeat="no-repeat"/>
      </style:table-cell-properties>
    </style:style>
    <style:style style:name="Tableau1.B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E5" style:family="table-cell">
      <style:table-cell-properties style:vertical-align="middle" fo:padding="0.097cm" fo:border-left="0.05pt solid #000000" fo:border-right="0.05pt solid #000000" fo:border-top="none" fo:border-bottom="0.05pt solid #000000"/>
    </style:style>
    <style:style style:name="Tableau1.E6" style:family="table-cell">
      <style:table-cell-properties style:vertical-align="middle" fo:padding="0.097cm" fo:border-left="0.05pt solid #000000" fo:border-right="0.05pt solid #000000" fo:border-top="none" fo:border-bottom="0.05pt solid #000000"/>
    </style:style>
    <style:style style:name="Tableau1.E7"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officeooo:rsid="000d8c9f"/>
    </style:style>
    <style:style style:name="P2" style:family="paragraph" style:parent-style-name="Text">
      <style:paragraph-properties fo:text-align="center" style:justify-single-word="false"/>
      <style:text-properties fo:font-style="italic" fo:font-weight="bold" style:font-style-asian="italic" style:font-weight-asian="bold" style:font-style-complex="italic" style:font-weight-complex="bold"/>
    </style:style>
    <style:style style:name="P3" style:family="paragraph" style:parent-style-name="Text">
      <style:paragraph-properties fo:text-align="center" style:justify-single-word="false"/>
      <style:text-properties fo:font-weight="bold" style:font-weight-asian="bold" style:font-weight-complex="bold"/>
    </style:style>
    <style:style style:name="P4" style:family="paragraph" style:parent-style-name="Text">
      <style:paragraph-properties fo:text-align="justify" style:justify-single-word="false"/>
      <style:text-properties fo:language="zxx" fo:country="none" officeooo:rsid="000e66c7" officeooo:paragraph-rsid="000e66c7"/>
    </style:style>
    <style:style style:name="P5" style:family="paragraph" style:parent-style-name="Text">
      <style:paragraph-properties fo:text-align="justify" style:justify-single-word="false"/>
      <style:text-properties fo:language="zxx" fo:country="none" officeooo:rsid="000e66c7" officeooo:paragraph-rsid="001d6133"/>
    </style:style>
    <style:style style:name="P6" style:family="paragraph" style:parent-style-name="Text_20_body">
      <style:paragraph-properties fo:text-align="justify" style:justify-single-word="false"/>
      <style:text-properties fo:font-size="9pt" style:font-size-asian="9pt" style:font-size-complex="9pt"/>
    </style:style>
    <style:style style:name="P7" style:family="paragraph" style:parent-style-name="Text_20_body">
      <style:paragraph-properties fo:text-align="justify" style:justify-single-word="false"/>
      <style:text-properties fo:font-size="9pt" fo:language="zxx" fo:country="none" officeooo:paragraph-rsid="0012059f" style:font-size-asian="9pt" style:font-size-complex="9pt"/>
    </style:style>
    <style:style style:name="P8" style:family="paragraph" style:parent-style-name="Text_20_body">
      <style:paragraph-properties fo:text-align="justify" style:justify-single-word="false"/>
      <style:text-properties fo:font-size="9pt" fo:language="zxx" fo:country="none" officeooo:paragraph-rsid="001b9c9a" style:font-size-asian="9pt" style:font-size-complex="9pt"/>
    </style:style>
    <style:style style:name="P9" style:family="paragraph" style:parent-style-name="Text_20_body">
      <style:paragraph-properties fo:text-align="justify" style:justify-single-word="false"/>
      <style:text-properties fo:font-size="9pt" fo:language="zxx" fo:country="none" officeooo:rsid="000d8c9f" officeooo:paragraph-rsid="000d8c9f" style:font-size-asian="9pt" style:font-size-complex="9pt"/>
    </style:style>
    <style:style style:name="P10" style:family="paragraph" style:parent-style-name="Text_20_body">
      <style:text-properties officeooo:paragraph-rsid="0018e344"/>
    </style:style>
    <style:style style:name="P11" style:family="paragraph" style:parent-style-name="Text_20_body">
      <style:text-properties fo:color="#004586"/>
    </style:style>
    <style:style style:name="P12" style:family="paragraph" style:parent-style-name="Text_20_body">
      <style:text-properties fo:color="#004586" officeooo:rsid="0015dfd3" officeooo:paragraph-rsid="0015dfd3"/>
    </style:style>
    <style:style style:name="P13" style:family="paragraph" style:parent-style-name="Text_20_body">
      <style:text-properties fo:color="#004586" officeooo:paragraph-rsid="001bab70"/>
    </style:style>
    <style:style style:name="P14" style:family="paragraph" style:parent-style-name="Text_20_body">
      <style:text-properties fo:color="#004586" officeooo:rsid="001bab70" officeooo:paragraph-rsid="001bab70"/>
    </style:style>
    <style:style style:name="P15" style:family="paragraph" style:parent-style-name="Text_20_body">
      <style:paragraph-properties fo:margin-left="0.499cm" fo:margin-right="0.674cm" fo:text-indent="-0.554cm" style:auto-text-indent="false">
        <style:tab-stops/>
      </style:paragraph-properties>
      <style:text-properties officeooo:paragraph-rsid="001485cf"/>
    </style:style>
    <style:style style:name="P16" style:family="paragraph" style:parent-style-name="Text_20_body">
      <style:paragraph-properties fo:margin-left="0cm" fo:margin-right="0.482cm" fo:text-indent="0cm" style:auto-text-indent="false"/>
    </style:style>
    <style:style style:name="P17" style:family="paragraph" style:parent-style-name="Subtitle">
      <style:text-properties officeooo:rsid="000d8c9f" officeooo:paragraph-rsid="000d8c9f"/>
    </style:style>
    <style:style style:name="P18" style:family="paragraph" style:parent-style-name="Text_20_body">
      <style:paragraph-properties fo:margin-left="0.504cm" fo:margin-right="0cm" fo:text-indent="0.529cm" style:auto-text-indent="false">
        <style:tab-stops/>
      </style:paragraph-properties>
      <style:text-properties officeooo:rsid="0015dfd3" officeooo:paragraph-rsid="001a4c33"/>
    </style:style>
    <style:style style:name="P19" style:family="paragraph" style:parent-style-name="Text_20_body">
      <style:paragraph-properties fo:margin-left="0.504cm" fo:margin-right="0cm" fo:text-indent="0.529cm" style:auto-text-indent="false">
        <style:tab-stops/>
      </style:paragraph-properties>
      <style:text-properties officeooo:paragraph-rsid="001a4c33"/>
    </style:style>
    <style:style style:name="P20" style:family="paragraph" style:parent-style-name="Text_20_body">
      <style:paragraph-properties fo:margin-left="0.504cm" fo:margin-right="0cm" fo:text-indent="0.529cm" style:auto-text-indent="false">
        <style:tab-stops/>
      </style:paragraph-properties>
      <style:text-properties fo:color="#004586" officeooo:rsid="0015dfd3" officeooo:paragraph-rsid="001a4c33"/>
    </style:style>
    <style:style style:name="P21" style:family="paragraph" style:parent-style-name="Text">
      <style:paragraph-properties fo:margin-left="0.212cm" fo:margin-right="0.187cm" fo:text-align="justify" style:justify-single-word="false" fo:text-indent="0.529cm" style:auto-text-indent="false">
        <style:tab-stops/>
      </style:paragraph-properties>
      <style:text-properties fo:language="zxx" fo:country="none" officeooo:rsid="000e66c7" officeooo:paragraph-rsid="00187611"/>
    </style:style>
    <style:style style:name="P22" style:family="paragraph" style:parent-style-name="Text">
      <style:paragraph-properties fo:margin-left="0.212cm" fo:margin-right="0.187cm" fo:text-align="justify" style:justify-single-word="false" fo:text-indent="0.529cm" style:auto-text-indent="false">
        <style:tab-stops/>
      </style:paragraph-properties>
      <style:text-properties fo:language="zxx" fo:country="none" officeooo:rsid="0019fe72" officeooo:paragraph-rsid="0019fe72"/>
    </style:style>
    <style:style style:name="P23" style:family="paragraph" style:parent-style-name="Table_20_Contents">
      <style:paragraph-properties fo:text-align="center" style:justify-single-word="false"/>
      <style:text-properties style:font-name="Arial1" fo:font-size="11pt" fo:font-weight="bold" style:font-size-asian="10.5pt" style:font-weight-asian="bold" style:font-weight-complex="bold"/>
    </style:style>
    <style:style style:name="P24" style:family="paragraph" style:parent-style-name="Table_20_Contents">
      <style:paragraph-properties fo:text-align="center" style:justify-single-word="false"/>
      <style:text-properties style:font-name="Arial1" fo:font-size="11pt" fo:font-weight="bold" officeooo:rsid="00187611" officeooo:paragraph-rsid="00187611" style:font-size-asian="10.5pt" style:font-weight-asian="bold" style:font-weight-complex="bold"/>
    </style:style>
    <style:style style:name="P25" style:family="paragraph" style:parent-style-name="Table_20_Contents">
      <style:paragraph-properties fo:text-align="center" style:justify-single-word="false"/>
      <style:text-properties style:font-name="Arial1" fo:font-size="11pt" fo:font-weight="bold" officeooo:rsid="0018e344" officeooo:paragraph-rsid="0018e344" style:font-size-asian="10.5pt" style:font-weight-asian="bold" style:font-weight-complex="bold"/>
    </style:style>
    <style:style style:name="P26" style:family="paragraph" style:parent-style-name="Text_20_body">
      <style:paragraph-properties fo:margin-left="0.025cm" fo:margin-right="0.499cm" fo:text-indent="-0.025cm" style:auto-text-indent="false">
        <style:tab-stops/>
      </style:paragraph-properties>
    </style:style>
    <style:style style:name="P27" style:family="paragraph" style:parent-style-name="Text_20_body">
      <style:paragraph-properties fo:margin-left="0.504cm" fo:margin-right="0.554cm" fo:text-indent="0.529cm" style:auto-text-indent="false">
        <style:tab-stops/>
      </style:paragraph-properties>
      <style:text-properties fo:color="#004586" officeooo:paragraph-rsid="000f0a00"/>
    </style:style>
    <style:style style:name="P28" style:family="paragraph" style:parent-style-name="Text_20_body">
      <style:paragraph-properties fo:margin-left="0cm" fo:margin-right="0.554cm" fo:text-indent="0.025cm" style:auto-text-indent="false">
        <style:tab-stops>
          <style:tab-stop style:position="0.072cm"/>
        </style:tab-stops>
      </style:paragraph-properties>
      <style:text-properties fo:font-style="italic" fo:font-weight="bold" officeooo:rsid="000f0a00" officeooo:paragraph-rsid="000f0a00" style:font-style-asian="italic" style:font-weight-asian="bold" style:font-style-complex="italic" style:font-weight-complex="bold"/>
    </style:style>
    <style:style style:name="P29" style:family="paragraph" style:parent-style-name="Text_20_body">
      <style:text-properties officeooo:paragraph-rsid="00217992"/>
    </style:style>
    <style:style style:name="P30" style:family="paragraph" style:parent-style-name="Text_20_body">
      <style:text-properties fo:color="#004586" officeooo:paragraph-rsid="00217992"/>
    </style:style>
    <style:style style:name="P31" style:family="paragraph" style:parent-style-name="Text_20_body">
      <style:paragraph-properties fo:text-align="justify" style:justify-single-word="false"/>
      <style:text-properties fo:font-size="9pt" fo:language="zxx" fo:country="none" officeooo:paragraph-rsid="00249f10" style:font-size-asian="9pt" style:font-size-complex="9pt"/>
    </style:style>
    <style:style style:name="P32" style:family="paragraph" style:parent-style-name="Text_20_body">
      <style:paragraph-properties fo:margin-left="-0.025cm" fo:margin-right="0.499cm" fo:text-indent="0.499cm" style:auto-text-indent="false"/>
      <style:text-properties fo:language="zxx" fo:country="none"/>
    </style:style>
    <style:style style:name="P33" style:family="paragraph" style:parent-style-name="Text_20_body">
      <style:paragraph-properties fo:margin-left="-0.025cm" fo:margin-right="0.499cm" fo:text-indent="0.499cm" style:auto-text-indent="false"/>
      <style:text-properties fo:language="zxx" fo:country="none" officeooo:rsid="000d8c9f" officeooo:paragraph-rsid="00217992"/>
    </style:style>
    <style:style style:name="P34" style:family="paragraph" style:parent-style-name="Text_20_body">
      <style:paragraph-properties fo:margin-left="-0.025cm" fo:margin-right="0.499cm" fo:text-indent="0.499cm" style:auto-text-indent="false"/>
      <style:text-properties fo:language="zxx" fo:country="none" officeooo:rsid="000d8c9f" officeooo:paragraph-rsid="00249f10"/>
    </style:style>
    <style:style style:name="P35" style:family="paragraph" style:parent-style-name="Text_20_body">
      <style:paragraph-properties fo:margin-left="-0.025cm" fo:margin-right="0.499cm" fo:text-indent="0.499cm" style:auto-text-indent="false"/>
      <style:text-properties officeooo:paragraph-rsid="00217992"/>
    </style:style>
    <style:style style:name="P36" style:family="paragraph" style:parent-style-name="Text_20_body">
      <style:paragraph-properties fo:margin-left="-0.025cm" fo:margin-right="0.499cm" fo:text-indent="0.499cm" style:auto-text-indent="false"/>
      <style:text-properties officeooo:paragraph-rsid="0025ae0e"/>
    </style:style>
    <style:style style:name="P37" style:family="paragraph" style:parent-style-name="Text_20_body">
      <style:paragraph-properties fo:margin-left="0cm" fo:margin-right="0.499cm" fo:text-indent="0.499cm" style:auto-text-indent="false"/>
    </style:style>
    <style:style style:name="P38" style:family="paragraph" style:parent-style-name="Text_20_body">
      <style:paragraph-properties fo:margin-left="0cm" fo:margin-right="0.499cm" fo:text-indent="0.499cm" style:auto-text-indent="false"/>
      <style:text-properties officeooo:paragraph-rsid="0025ae0e"/>
    </style:style>
    <style:style style:name="P39" style:family="paragraph" style:parent-style-name="Text_20_body">
      <style:paragraph-properties fo:margin-left="0cm" fo:margin-right="0.499cm" fo:text-indent="0.499cm" style:auto-text-indent="false"/>
      <style:text-properties fo:color="#0084d1"/>
    </style:style>
    <style:style style:name="P40" style:family="paragraph" style:parent-style-name="Text_20_body">
      <style:paragraph-properties fo:margin-left="0cm" fo:margin-right="0.499cm" fo:text-indent="0.499cm" style:auto-text-indent="false"/>
      <style:text-properties fo:color="#000000" officeooo:paragraph-rsid="0025ae0e"/>
    </style:style>
    <style:style style:name="P41" style:family="paragraph" style:parent-style-name="Heading_20_1">
      <style:text-properties officeooo:rsid="0012059f" officeooo:paragraph-rsid="0012059f"/>
    </style:style>
    <style:style style:name="P42" style:family="paragraph" style:parent-style-name="Heading_20_1">
      <style:text-properties officeooo:paragraph-rsid="0012059f"/>
    </style:style>
    <style:style style:name="P43" style:family="paragraph" style:parent-style-name="Heading_20_1">
      <style:text-properties officeooo:paragraph-rsid="00217992"/>
    </style:style>
    <style:style style:name="P44" style:family="paragraph" style:parent-style-name="Heading_20_1">
      <style:paragraph-properties fo:break-before="column"/>
      <style:text-properties officeooo:rsid="0012059f" officeooo:paragraph-rsid="00217992"/>
    </style:style>
    <style:style style:name="P45" style:family="paragraph" style:parent-style-name="Heading_20_2">
      <style:text-properties officeooo:paragraph-rsid="000e66c7"/>
    </style:style>
    <style:style style:name="P46" style:family="paragraph" style:parent-style-name="Heading_20_2">
      <style:paragraph-properties fo:margin-left="0.504cm" fo:margin-right="0cm" fo:text-indent="0.529cm" style:auto-text-indent="false">
        <style:tab-stops/>
      </style:paragraph-properties>
      <style:text-properties fo:font-style="normal" officeooo:paragraph-rsid="0013e083" style:font-style-asian="normal" style:font-style-complex="normal"/>
    </style:style>
    <style:style style:name="P47" style:family="paragraph" style:parent-style-name="Heading_20_2">
      <style:paragraph-properties fo:margin-left="0.504cm" fo:margin-right="0cm" fo:text-indent="0.529cm" style:auto-text-indent="false">
        <style:tab-stops/>
      </style:paragraph-properties>
      <style:text-properties fo:font-style="normal" officeooo:paragraph-rsid="00187611" style:font-style-asian="normal" style:font-style-complex="normal"/>
    </style:style>
    <style:style style:name="P48" style:family="paragraph" style:parent-style-name="Heading_20_2">
      <style:paragraph-properties fo:margin-left="0.504cm" fo:margin-right="0cm" fo:text-indent="0.529cm" style:auto-text-indent="false">
        <style:tab-stops/>
      </style:paragraph-properties>
      <style:text-properties fo:font-style="normal" officeooo:paragraph-rsid="0019fe72" style:font-style-asian="normal" style:font-style-complex="normal"/>
    </style:style>
    <style:style style:name="P49" style:family="paragraph" style:parent-style-name="Heading_20_2">
      <style:paragraph-properties fo:margin-left="-0.529cm" fo:margin-right="0cm" fo:text-indent="0.529cm" style:auto-text-indent="false">
        <style:tab-stops/>
      </style:paragraph-properties>
      <style:text-properties style:font-name="Wingdings" fo:font-style="normal" fo:font-weight="bold" officeooo:rsid="00187611" officeooo:paragraph-rsid="00187611" style:font-name-asian="Wingdings" style:font-style-asian="normal" style:font-weight-asian="bold" style:font-name-complex="Wingdings" style:font-style-complex="normal" style:font-weight-complex="bold"/>
    </style:style>
    <style:style style:name="P50" style:family="paragraph" style:parent-style-name="Heading_20_2">
      <style:paragraph-properties fo:margin-left="-0.025cm" fo:margin-right="0.499cm" fo:text-indent="0.499cm" style:auto-text-indent="false"/>
      <style:text-properties fo:language="zxx" fo:country="none" officeooo:rsid="000d8c9f" officeooo:paragraph-rsid="00249f10"/>
    </style:style>
    <style:style style:name="P51" style:family="paragraph" style:parent-style-name="Heading_20_2">
      <style:paragraph-properties fo:margin-left="-0.025cm" fo:margin-right="0.499cm" fo:text-indent="0.499cm" style:auto-text-indent="false"/>
      <style:text-properties officeooo:paragraph-rsid="00217992"/>
    </style:style>
    <style:style style:name="P52" style:family="paragraph" style:parent-style-name="Heading_20_2">
      <style:paragraph-properties fo:margin-left="-0.025cm" fo:margin-right="0.499cm" fo:text-indent="0.499cm" style:auto-text-indent="false"/>
      <style:text-properties officeooo:paragraph-rsid="0025ae0e"/>
    </style:style>
    <style:style style:name="P53" style:family="paragraph" style:parent-style-name="Subtitle">
      <style:paragraph-properties fo:margin-left="-0.025cm" fo:margin-right="0.499cm" fo:text-indent="0.499cm" style:auto-text-indent="false"/>
      <style:text-properties fo:language="zxx" fo:country="none" officeooo:rsid="000d8c9f" officeooo:paragraph-rsid="00217992"/>
    </style:style>
    <style:style style:name="P54" style:family="paragraph" style:parent-style-name="Text">
      <style:paragraph-properties fo:text-align="center" style:justify-single-word="false"/>
      <style:text-properties fo:font-style="italic" fo:font-weight="bold" style:font-style-asian="italic" style:font-weight-asian="bold" style:font-style-complex="italic" style:font-weight-complex="bold"/>
    </style:style>
    <style:style style:name="P55" style:family="paragraph" style:parent-style-name="Text">
      <style:paragraph-properties fo:text-align="center" style:justify-single-word="false"/>
      <style:text-properties fo:font-weight="bold" style:font-weight-asian="bold" style:font-weight-complex="bold"/>
    </style:style>
    <style:style style:name="P56" style:family="paragraph" style:parent-style-name="Text">
      <style:paragraph-properties fo:margin-left="0.212cm" fo:margin-right="0.187cm" fo:text-align="justify" style:justify-single-word="false" fo:text-indent="0cm" style:auto-text-indent="false">
        <style:tab-stops/>
      </style:paragraph-properties>
      <style:text-properties fo:language="zxx" fo:country="none" officeooo:rsid="000e66c7" officeooo:paragraph-rsid="002356da"/>
    </style:style>
    <style:style style:name="P57" style:family="paragraph" style:parent-style-name="Text">
      <style:paragraph-properties fo:margin-left="0.212cm" fo:margin-right="0.187cm" fo:text-align="justify" style:justify-single-word="false" fo:text-indent="0cm" style:auto-text-indent="false">
        <style:tab-stops/>
      </style:paragraph-properties>
      <style:text-properties fo:language="zxx" fo:country="none" officeooo:rsid="000e66c7" officeooo:paragraph-rsid="00249f10"/>
    </style:style>
    <style:style style:name="T1" style:family="text">
      <style:text-properties officeooo:rsid="000d8c9f"/>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0f0a00" style:font-style-asian="italic" style:font-weight-asian="bold" style:font-style-complex="italic" style:font-weight-complex="bold"/>
    </style:style>
    <style:style style:name="T4" style:family="text">
      <style:text-properties fo:font-style="italic" fo:font-weight="bold" officeooo:rsid="000e66c7" style:font-style-asian="italic" style:font-weight-asian="bold" style:font-style-complex="italic" style:font-weight-complex="bold"/>
    </style:style>
    <style:style style:name="T5" style:family="text">
      <style:text-properties fo:font-style="italic" fo:font-weight="bold" officeooo:rsid="00187611" style:font-style-asian="italic" style:font-weight-asian="bold" style:font-style-complex="italic" style:font-weight-complex="bold"/>
    </style:style>
    <style:style style:name="T6" style:family="text">
      <style:text-properties fo:font-style="italic" fo:font-weight="bold" officeooo:rsid="001a4c33"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weight="bold" officeooo:rsid="000d8c9f" style:font-weight-asian="bold" style:font-weight-complex="bold"/>
    </style:style>
    <style:style style:name="T9" style:family="text">
      <style:text-properties fo:font-weight="bold" officeooo:rsid="0013e083" style:font-weight-asian="bold" style:font-weight-complex="bold"/>
    </style:style>
    <style:style style:name="T10" style:family="text">
      <style:text-properties fo:font-weight="bold" officeooo:rsid="0015dfd3" style:font-weight-asian="bold" style:font-weight-complex="bold"/>
    </style:style>
    <style:style style:name="T11" style:family="text">
      <style:text-properties fo:font-weight="bold" officeooo:rsid="00187611" style:font-weight-asian="bold" style:font-weight-complex="bold"/>
    </style:style>
    <style:style style:name="T12" style:family="text">
      <style:text-properties fo:font-weight="bold" officeooo:rsid="0019fe72" style:font-weight-asian="bold" style:font-weight-complex="bold"/>
    </style:style>
    <style:style style:name="T13" style:family="text">
      <style:text-properties fo:font-weight="bold" officeooo:rsid="001bab70" style:font-weight-asian="bold" style:font-weight-complex="bold"/>
    </style:style>
    <style:style style:name="T14" style:family="text">
      <style:text-properties style:font-name="Wingdings" style:font-name-asian="Wingdings" style:font-name-complex="Wingdings"/>
    </style:style>
    <style:style style:name="T15" style:family="text">
      <style:text-properties style:font-name="Wingdings" officeooo:rsid="000d8c9f" style:font-name-asian="Wingdings" style:font-name-complex="Wingdings"/>
    </style:style>
    <style:style style:name="T16" style:family="text">
      <style:text-properties style:font-name="Wingdings" officeooo:rsid="000e66c7" style:font-name-asian="Wingdings" style:font-name-complex="Wingdings"/>
    </style:style>
    <style:style style:name="T17" style:family="text">
      <style:text-properties style:font-name="Wingdings" officeooo:rsid="00217992" style:font-name-asian="Wingdings" style:font-name-complex="Wingdings"/>
    </style:style>
    <style:style style:name="T18" style:family="text">
      <style:text-properties style:font-name="Wingdings" fo:font-weight="bold" officeooo:rsid="0013e083" style:font-name-asian="Wingdings" style:font-weight-asian="bold" style:font-name-complex="Wingdings" style:font-weight-complex="bold"/>
    </style:style>
    <style:style style:name="T19" style:family="text">
      <style:text-properties style:font-name="Wingdings" fo:font-weight="bold" officeooo:rsid="00187611" style:font-name-asian="Wingdings" style:font-weight-asian="bold" style:font-name-complex="Wingdings" style:font-weight-complex="bold"/>
    </style:style>
    <style:style style:name="T20" style:family="text">
      <style:text-properties style:font-name="Wingdings" fo:font-weight="bold" officeooo:rsid="0019fe72" style:font-name-asian="Wingdings" style:font-weight-asian="bold" style:font-name-complex="Wingdings" style:font-weight-complex="bold"/>
    </style:style>
    <style:style style:name="T21" style:family="text">
      <style:text-properties style:font-name="Wingdings" fo:language="zxx" fo:country="none" officeooo:rsid="000e66c7" style:font-name-asian="Wingdings" style:font-name-complex="Wingdings"/>
    </style:style>
    <style:style style:name="T22" style:family="text">
      <style:text-properties style:font-name="Wingdings" fo:language="zxx" fo:country="none" officeooo:rsid="00217992" style:font-name-asian="Wingdings" style:font-name-complex="Wingdings"/>
    </style:style>
    <style:style style:name="T23" style:family="text">
      <style:text-properties officeooo:rsid="000e66c7"/>
    </style:style>
    <style:style style:name="T24" style:family="text">
      <style:text-properties officeooo:rsid="0012059f"/>
    </style:style>
    <style:style style:name="T25" style:family="text">
      <style:text-properties officeooo:rsid="0013e083"/>
    </style:style>
    <style:style style:name="T26" style:family="text">
      <style:text-properties officeooo:rsid="001485cf"/>
    </style:style>
    <style:style style:name="T27" style:family="text">
      <style:text-properties officeooo:rsid="00187611"/>
    </style:style>
    <style:style style:name="T28" style:family="text">
      <style:text-properties officeooo:rsid="0019fe72"/>
    </style:style>
    <style:style style:name="T29" style:family="text">
      <style:text-properties officeooo:rsid="001b9c9a"/>
    </style:style>
    <style:style style:name="T30" style:family="text">
      <style:text-properties officeooo:rsid="001bab70"/>
    </style:style>
    <style:style style:name="T31" style:family="text">
      <style:text-properties officeooo:rsid="001c8691"/>
    </style:style>
    <style:style style:name="T32" style:family="text">
      <style:text-properties officeooo:rsid="001d6133"/>
    </style:style>
    <style:style style:name="T33" style:family="text">
      <style:text-properties officeooo:rsid="001e3087"/>
    </style:style>
    <style:style style:name="T34" style:family="text">
      <style:text-properties fo:color="#0084d1"/>
    </style:style>
    <style:style style:name="T35" style:family="text">
      <style:text-properties fo:color="#004586"/>
    </style:style>
    <style:style style:name="T36" style:family="text">
      <style:text-properties officeooo:rsid="00217992"/>
    </style:style>
    <style:style style:name="T37" style:family="text">
      <style:text-properties fo:language="zxx" fo:country="none" officeooo:rsid="000d8c9f"/>
    </style:style>
    <style:style style:name="T38" style:family="text">
      <style:text-properties fo:language="zxx" fo:country="none" officeooo:rsid="00217992"/>
    </style:style>
    <style:style style:name="T39" style:family="text">
      <style:text-properties fo:language="zxx" fo:country="none" officeooo:rsid="0025ae0e"/>
    </style:style>
    <style:style style:name="T40" style:family="text">
      <style:text-properties officeooo:rsid="002356da"/>
    </style:style>
    <style:style style:name="T41" style:family="text">
      <style:text-properties officeooo:rsid="00249f10"/>
    </style:style>
    <style:style style:name="T42" style:family="text">
      <style:text-properties officeooo:rsid="0025ae0e"/>
    </style:style>
    <style:style style:name="fr1" style:family="graphic" style:parent-style-name="Frame">
      <style:graphic-properties style:vertical-pos="from-top" style:vertical-rel="paragraph" style:horizontal-pos="from-left" style:horizontal-rel="paragraph" fo:background-color="#ff8080" style:background-transparency="50%" style:shadow="none">
        <style:background-image/>
      </style:graphic-properties>
    </style:style>
    <style:style style:name="fr2" style:family="graphic" style:parent-style-name="Frame">
      <style:graphic-properties style:vertical-pos="from-top" style:vertical-rel="paragraph-content" style:horizontal-pos="from-left" style:horizontal-rel="paragraph" fo:background-color="#ff8080" style:background-transparency="50%" style:shadow="none">
        <style:background-image/>
      </style:graphic-properties>
    </style:style>
    <style:style style:name="fr3" style:family="graphic" style:parent-style-name="Frame">
      <style:graphic-properties style:vertical-pos="from-top" style:vertical-rel="paragraph" style:horizontal-pos="from-left" style:horizontal-rel="paragraph" fo:background-color="#729fcf" style:background-transparency="50%" style:shadow="none">
        <style:background-image/>
      </style:graphic-properties>
    </style:style>
    <style:style style:name="fr4" style:family="graphic" style:parent-style-name="Frame">
      <style:graphic-properties style:vertical-pos="middle" style:vertical-rel="baseline" style:horizontal-pos="from-left" style:horizontal-rel="paragraph" fo:background-color="#ff8080" style:background-transparency="50%" style:shadow="none">
        <style:background-image/>
      </style:graphic-properties>
    </style:style>
    <style:style style:name="fr5" style:family="graphic" style:parent-style-name="Frame">
      <style:graphic-properties style:vertical-pos="from-top" style:horizontal-pos="from-left" style:horizontal-rel="paragraph" fo:background-color="#729fcf" style:background-transparency="50%" style:shadow="none">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 I -</text:h>
      <text:h text:style-name="P42" text:outline-level="1"><text:span text:style-name="T1">« </text:span><text:span text:style-name="T24">PREPARATION</text:span><text:span text:style-name="T1"> »</text:span></text:h>
      <text:p text:style-name="P17">Saurez vous deviner les intentions de votre adversaire et le surprendre ?</text:p>
      <text:h text:style-name="Heading_20_2" text:outline-level="2"><text:span text:style-name="T15"></text:span><text:span text:style-name="T1"> Assignation des ordres :</text:span></text:h>
      <text:p text:style-name="P29">Tous les soldats « valides » peuvent recevoir un ordre <text:span text:style-name="T26">au choix parmi les suivants « tir appuyé », « manoeuvre », « mouvement », « redéploiement »</text:span>. Les ordres sont déposés face cachée par chacun des joueurs pour chacune de leurs unités. </text:p>
      <text:p text:style-name="P15"><draw:frame draw:style-name="fr1" draw:name="Cadre12" text:anchor-type="paragraph" svg:x="0.164cm" svg:y="0.37cm" svg:width="13.324cm" draw:z-index="8"><draw:text-box fo:min-height="2.519cm"><text:p text:style-name="P3">IMPORTANT : <text:span text:style-name="T1">Unités Oubliées</text:span></text:p><text:p text:style-name="P6">Une unité qui n'a pas reçu d'ordres se voit assigner un ordre « mouvement», et ce quelle que soit la phase de jeu à laquelle on se rend compte qu'elle n’a pas eu d'ordre.</text:p></draw:text-box></draw:frame><draw:frame draw:style-name="fr2" draw:name="Cadre13" text:anchor-type="paragraph" svg:x="0.146cm" svg:y="3.524cm" svg:width="13.321cm" draw:z-index="9"><draw:text-box fo:min-height="3.411cm"><text:p text:style-name="P3">IMPORTANT : <text:span text:style-name="T1">Clarté de l’assignation</text:span></text:p><text:p text:style-name="P9"><text:s/>Il est à la charge de chaque joueur de faire en sorte que l'association d'un ordre avec une unité soit nette de toute ambiguïté lorsqu'il s'agit de définir à qui s'applique l'ordre. Le joueur peut notamment attirer l'attention de son adversaire pour définir clairement chaque unité lors de cas où l'ambiguïté semble inévitable comme lorsqu'un grand nombre de soldats sont présents sur une très petite surface de terrain.</text:p></draw:text-box></draw:frame></text:p>
      <text:p text:style-name="P19">Au cours de cette mini-phase, les règles suivantes peuvent être amenées à entrer en considération : <text:span text:style-name="T2">« </text:span><text:span text:style-name="T3">Dingue », « Dépendant », « </text:span><text:span text:style-name="T6">Fanatique</text:span><text:span text:style-name="T3"> ».</text:span></text:p>
      <text:h text:style-name="P45" text:outline-level="2"><draw:frame draw:style-name="fr3" draw:name="Cadre11" text:anchor-type="paragraph" svg:x="0.178cm" svg:y="0.053cm" svg:width="13.54cm" draw:z-index="10"><draw:text-box fo:min-height="3.918cm"><text:p text:style-name="P2">Note De Design</text:p><text:p text:style-name="P4">L'assignation des ordres est l'un des principaux attraits de ce système de jeu, sans pour autant vérouiller totalement le comportement d'un unité, il définit un cadre à ce que l'unité va pouvoir entreprendre. L'ordre définit aussi l'intérêt que l'unité porte à sa propre survie, à sa mobilité et à sa capacité à endommager l'ennemi durant le tour à venir. Il est important de choisir un ordre adapté à la situation et aux objectifs que vous vous êtes fixés pour cette unité. Souvent le bon choix dépendra des unités ennemies à proximité et de leur ordre. C'est ainsi qu'en devinant ce que l'adversaire projette de faire vous pourrez optimiser l'utilisation de votre contingent et le contrer ou le surprendre.</text:p></draw:text-box></draw:frame><text:span text:style-name="T16"></text:span><text:span text:style-name="T1"> </text:span><text:span text:style-name="T23">Artillerie</text:span><text:span text:style-name="T1"> :</text:span></text:h>
      <text:p text:style-name="P13">Les pièces d'artillerie <text:span text:style-name="T23">ou « ordonnances » à tir parabolique </text:span>peuvent <text:span text:style-name="T30">soit :</text:span></text:p>
      <text:p text:style-name="P13"><text:span text:style-name="T13">Continuer le tir</text:span><text:span text:style-name="T30"> : r</text:span>écupérer un de leurs marqueurs assignés sur le terrain, <text:span text:style-name="T30">et éventuellement </text:span>assigner sur le terrain <text:span text:style-name="T30">des</text:span> marqueurs <text:span text:style-name="T30">libres (précédemment récupérés) en respectant la cohérence avec les marqueurs </text:span><text:span text:style-name="T31">encore assignés</text:span>.</text:p>
      <text:p text:style-name="P14"><text:span text:style-name="T7">Cesser le feu</text:span> : récupérer tous leurs marqueurs assignés (elles n’auront pas de tir à ce tour).</text:p>
      <text:p text:style-name="P13"><text:span text:style-name="T13">Reprendre</text:span><text:span text:style-name="T7"> le tir</text:span> : <text:span text:style-name="T30">Les pièces d’artillerie qui ont cessé le feu </text:span><text:span text:style-name="T32">lors d’un tour précédent et</text:span><text:span text:style-name="T30"> disposent </text:span><text:span text:style-name="T32">donc</text:span><text:span text:style-name="T30"> de tous leurs marqueurs </text:span><text:span text:style-name="T32">doivent</text:span><text:span text:style-name="T30"> les </text:span><text:span text:style-name="T30">assigne</text:span><text:span text:style-name="T32">r tous</text:span><text:span text:style-name="T30"> sur le terrain en respectant la cohérence </text:span><text:span text:style-name="T32">imposée par le profil</text:span><text:span text:style-name="T30"> de l’arme </text:span><text:span text:style-name="T32">avant de pouvoir tirer</text:span><text:span text:style-name="T30">.</text:span></text:p>
      <text:p text:style-name="P16"><text:span text:style-name="T35">Les mortiers possèdent 6 marqueurs, les obusiers en possèdent 3</text:span><text:span text:style-name="T34">.</text:span><text:span text:style-name="T23"> </text:span><text:span text:style-name="T23"><draw:frame draw:style-name="fr4" draw:name="Cadre14" text:anchor-type="as-char" svg:width="13.242cm" draw:z-index="0"><draw:text-box fo:min-height="2.519cm"><text:p text:style-name="P3">IMPORTANT : <text:span text:style-name="T24">Tirs Tendus</text:span></text:p><text:p text:style-name="P7"><text:span text:style-name="T1"><text:s/></text:span><text:span text:style-name="T23">Les canons « d’ordonnance » à tir tendu eux en revanche ne peuvent pas toucher à leur marqueur durant cette phase tout se résout pour eux lor</text:span><text:span text:style-name="T25">s</text:span><text:span text:style-name="T23"> de la phase de tir.</text:span></text:p></draw:text-box></draw:frame></text:span></text:p>
      <text:p text:style-name="P27"><text:span text:style-name="T23">Au cours de cette mini-phase, les règles suivantes peuvent être amenées à entrer en considération : </text:span><text:span text:style-name="T4">« </text:span><text:span text:style-name="T3">Tourelle ».</text:span></text:p>
      <text:p text:style-name="P28"><text:soft-page-break/><draw:frame draw:style-name="fr5" draw:name="Cadre4" text:anchor-type="as-char" svg:y="-3.514cm" svg:width="13.289cm" draw:z-index="7"><draw:text-box fo:min-height="4.415cm"><text:p text:style-name="P2">Note De Design</text:p><text:p text:style-name="P5"><text:span text:style-name="T32">Il peut pa</text:span><text:span text:style-name="T33">raî</text:span><text:span text:style-name="T32">tre étrange qu'une arme d'artillerie puisse "retirer" un seul de ses marqueurs et puissent continuer de tirer mais qu'elle doi</text:span><text:span text:style-name="T33">ve</text:span><text:span text:style-name="T32"> les remettre tous en jeu lorsqu'elle change de secteur de tir.</text:span></text:p><text:p text:style-name="P5"><text:span text:style-name="T32">Ce système </text:span><text:span text:style-name="T33">a</text:span><text:span text:style-name="T32"> pour objectif de simuler l'amélioration progressive de précision d'une arme d'artillerie qui pilonne continuellement la même zone. En effet le système de "dispersion" lors du tir va déterminer des marqueurs au hasard </text:span><text:span text:style-name="T33">sur lesquels</text:span><text:span text:style-name="T32"> tomberont les obus. Pour un mortier par exemple celà veut dire </text:span><text:span text:style-name="T33">chaque obus n'a qu'une chance sur 6 de</text:span><text:span text:style-name="T32"> </text:span><text:span text:style-name="T33">toucher un marqueur donné</text:span><text:span text:style-name="T32">. Lors du tour suivant un des marqueurs va pouvoir être retirer et donc </text:span><text:span text:style-name="T33">chqaue obus</text:span><text:span text:style-name="T32"> obus </text:span><text:span text:style-name="T33">aura alors une chance sur 5 de toucher un des marqueurs restants</text:span><text:span text:style-name="T32">. Ainsi à condition de tirer aux mêmes coordonnées, la zone d'impact des obus devient tour après tour de plus en plus prévisible, et ainsi de suite jusqu'à ce qu'il ne reste plus qu'un marqueur sur le terrain, la précision étant alors totale.</text:span></text:p><text:p text:style-name="P5"><text:span text:style-name="T32">Paralèllement s'il plaît au joueur qui contrôle l'arme de jouer sur la disuasion davantage que sur la précision, il à la possibilité de replacer en tout ou partie, les marqueurs précédemment retirés afin d'élargir la zone, ou de la "recaler" pour suivre la progression de l'ennemi. Tant qu'il le fait en replaçant les marqueurs à proximité de ceux déja présent sur le terrain, il peut le faire sans interrompre le rythme des tirs, </text:span><text:span text:style-name="T33">car on considère qu'il continue de pilonner le même secteur et que l'arme est déja réglée pour tirer sur cette zone</text:span><text:span text:style-name="T32">.</text:span></text:p><text:p text:style-name="P5"><text:span text:style-name="T32">A contrario si le joueur souhaite changer intégralement son secteur de tir, il récupère tous les marqueurs et ne tire pas, </text:span><text:span text:style-name="T33">ce qui simule le recalage de l'arme vers les nouvelles coordonnées</text:span><text:span text:style-name="T32">. </text:span><text:span text:style-name="T33">L</text:span><text:span text:style-name="T32">e tour suivant il placera les marqueurs où bon lui semble </text:span><text:span text:style-name="T33">et conformément au schéma dicté par l'arme utilisée. Cependant</text:span><text:span text:style-name="T32"> il devra les replacer tous, ce qui garantie qu'il recommencera le tir avec une précision minimale qu'il devra affiner tour après tour.</text:span></text:p></draw:text-box></draw:frame></text:p>
      <text:h text:style-name="P46" text:outline-level="2"><text:span text:style-name="T18"></text:span><text:span text:style-name="T8"> </text:span><text:span text:style-name="T10">Révélation et m</text:span><text:span text:style-name="T9">odifications des ordres</text:span><text:span text:style-name="T8"> :</text:span></text:h>
      <text:p text:style-name="P12">Les joueurs « révèlent » les ordres en retournant face visible tous les marqueurs d’ordre. C’est à ce moment là que doivent avoir lieu les <text:span text:style-name="T36">derniers </text:span>éclaircissements concernant les modèles auxquels un ordre s’applique si nécessaire. </text:p>
      <text:p text:style-name="P12"><text:span text:style-name="T36">Certaines </text:span>règles permettent de changer un ou plusieurs ordres après révélation de ces derniers, c’est le cas de la compétence « radio » ainsi que des aptitudes « tacticien », « poursuite » et « prescient ». les joueurs le désirant peuvent donc à ce moment là appliquer les règles et modifier les ordres concernés en les remplaçant par un nouvel ordre qu’il disposent face caché.</text:p>
      <text:p text:style-name="P12">Une fois toutes les modifications entreprises de part et d’autre les deux joueurs retournent les ordres modifiés face visible. A ce moment les ordres <text:s/>sont définitifs et ne peuvent plus être modifiés volontairement par les joueurs.</text:p>
      <text:p text:style-name="P20">Au cours de cette mini-phase, les règles suivantes peuvent être amenées à entrer en considération :<text:span text:style-name="T3"> « </text:span><text:span text:style-name="T6">Fanatique</text:span><text:span text:style-name="T3"> », « </text:span><text:span text:style-name="T5">Poursuite</text:span><text:span text:style-name="T3"> », « </text:span><text:span text:style-name="T5">Prescient</text:span><text:span text:style-name="T3"> », « </text:span><text:span text:style-name="T5">Radio</text:span><text:span text:style-name="T3"> », </text:span><text:span text:style-name="T2">« </text:span><text:span text:style-name="T5">Tacticien</text:span><text:span text:style-name="T3"> ».</text:span></text:p>
      <text:p text:style-name="P11">Les ordres qu’il est possible de donner à une unité diffèrent selon le statut et le type de l’unité, <text:span text:style-name="T28">ceci est résumé dans le tableau suivant.</text:span></text:p>
      <table:table table:name="Tableau1" table:style-name="Tableau1">
        <table:table-column table:style-name="Tableau1.A"/>
        <table:table-column table:style-name="Tableau1.B"/>
        <table:table-column table:style-name="Tableau1.C"/>
        <table:table-column table:style-name="Tableau1.D"/>
        <table:table-column table:style-name="Tableau1.E"/>
        <text:soft-page-break/>
        <table:table-row table:style-name="Tableau1.1">
          <table:table-cell table:style-name="Tableau1.A1" office:value-type="string">
            <text:p text:style-name="P24">Unité</text:p>
          </table:table-cell>
          <table:table-cell table:style-name="Tableau1.B1" table:number-columns-spanned="4" office:value-type="string">
            <text:p text:style-name="P24">Ordres utilisables</text:p>
          </table:table-cell>
          <table:covered-table-cell/>
          <table:covered-table-cell/>
          <table:covered-table-cell/>
        </table:table-row>
        <table:table-row table:style-name="Tableau1.2">
          <table:table-cell table:style-name="Tableau1.A2" office:value-type="string">
            <text:p text:style-name="P25">Infanterie</text:p>
          </table:table-cell>
          <table:table-cell table:style-name="Tableau1.B2" office:value-type="string">
            <text:p text:style-name="P23"/>
          </table:table-cell>
          <table:table-cell table:style-name="Tableau1.C2" office:value-type="string">
            <text:p text:style-name="P23"/>
          </table:table-cell>
          <table:table-cell table:style-name="Tableau1.D2" office:value-type="string">
            <text:p text:style-name="P23"/>
          </table:table-cell>
          <table:table-cell table:style-name="Tableau1.E2" office:value-type="string">
            <text:p text:style-name="P23"/>
          </table:table-cell>
        </table:table-row>
        <table:table-row table:style-name="Tableau1.2">
          <table:table-cell table:style-name="Tableau1.A2" office:value-type="string">
            <text:p text:style-name="P25">Cavalerie</text:p>
          </table:table-cell>
          <table:table-cell table:style-name="Tableau1.B3" office:value-type="string">
            <text:p text:style-name="P23"/>
          </table:table-cell>
          <table:table-cell table:style-name="Tableau1.B3" office:value-type="string">
            <text:p text:style-name="P23"/>
          </table:table-cell>
          <table:table-cell table:style-name="Tableau1.D2" office:value-type="string">
            <text:p text:style-name="P23"/>
          </table:table-cell>
          <table:table-cell table:style-name="Tableau1.E2" office:value-type="string">
            <text:p text:style-name="P23"/>
            <text:p text:style-name="P23"/>
          </table:table-cell>
        </table:table-row>
        <table:table-row table:style-name="Tableau1.2">
          <table:table-cell table:style-name="Tableau1.A2" office:value-type="string">
            <text:p text:style-name="P25">Affût</text:p>
          </table:table-cell>
          <table:table-cell table:style-name="Tableau1.B2" office:value-type="string">
            <text:p text:style-name="P23"/>
          </table:table-cell>
          <table:table-cell table:style-name="Tableau1.B3" office:value-type="string">
            <text:p text:style-name="P23"/>
          </table:table-cell>
          <table:table-cell table:style-name="Tableau1.B3" office:value-type="string">
            <text:p text:style-name="P23"/>
          </table:table-cell>
          <table:table-cell table:style-name="Tableau1.E2" office:value-type="string">
            <text:p text:style-name="P23"/>
          </table:table-cell>
        </table:table-row>
        <table:table-row table:style-name="Tableau1.2">
          <table:table-cell table:style-name="Tableau1.A2" office:value-type="string">
            <text:p text:style-name="P25">Véhicule</text:p>
            <text:p text:style-name="P25"><draw:frame draw:style-name="fr6" draw:name="images2" text:anchor-type="paragraph" svg:x="0.503cm" svg:y="0.587cm" svg:width="0.995cm" svg:height="1.007cm" draw:z-index="1"><draw:image xlink:href="Pictures/10000201000000EE000000EE48DAB20C.png" xlink:type="simple" xlink:show="embed" xlink:actuate="onLoad"/></draw:frame>après</text:p>
          </table:table-cell>
          <table:table-cell table:style-name="Tableau1.B2" office:value-type="string">
            <text:p text:style-name="P23"/>
          </table:table-cell>
          <table:table-cell table:style-name="Tableau1.C2" office:value-type="string">
            <text:p text:style-name="P23"/>
          </table:table-cell>
          <table:table-cell table:style-name="Tableau1.B3" office:value-type="string">
            <text:p text:style-name="P23"/>
          </table:table-cell>
          <table:table-cell table:style-name="Tableau1.E5" office:value-type="string">
            <text:p text:style-name="P23"/>
          </table:table-cell>
        </table:table-row>
        <table:table-row table:style-name="Tableau1.2">
          <table:table-cell table:style-name="Tableau1.A2" office:value-type="string">
            <text:p text:style-name="P25">Véhicule</text:p>
            <text:p text:style-name="P25"><draw:frame draw:style-name="fr6" draw:name="images3" text:anchor-type="paragraph" svg:x="0.503cm" svg:y="0.587cm" svg:width="1.042cm" svg:height="0.995cm" draw:z-index="2"><draw:image xlink:href="Pictures/10000201000000EE000000EE047D3ACB.png" xlink:type="simple" xlink:show="embed" xlink:actuate="onLoad"/></draw:frame>après</text:p>
          </table:table-cell>
          <table:table-cell table:style-name="Tableau1.B2" office:value-type="string">
            <text:p text:style-name="P23"/>
          </table:table-cell>
          <table:table-cell table:style-name="Tableau1.C2" office:value-type="string">
            <text:p text:style-name="P23"/>
          </table:table-cell>
          <table:table-cell table:style-name="Tableau1.D2" office:value-type="string">
            <text:p text:style-name="P23"/>
          </table:table-cell>
          <table:table-cell table:style-name="Tableau1.E6" office:value-type="string">
            <text:p text:style-name="P23"/>
          </table:table-cell>
        </table:table-row>
        <table:table-row table:style-name="Tableau1.2">
          <table:table-cell table:style-name="Tableau1.A2" office:value-type="string">
            <text:p text:style-name="P25">Véhicule</text:p>
            <text:p text:style-name="P25">après<draw:frame draw:style-name="fr7" draw:name="images4" text:anchor-type="char" svg:x="0.563cm" svg:y="0.474cm" svg:width="1.02cm" svg:height="0.993cm" draw:z-index="3"><draw:image xlink:href="Pictures/10000201000000EE000000EEB1EC42DB.png" xlink:type="simple" xlink:show="embed" xlink:actuate="onLoad"/></draw:frame></text:p>
          </table:table-cell>
          <table:table-cell table:style-name="Tableau1.B3" office:value-type="string">
            <text:p text:style-name="P23"/>
          </table:table-cell>
          <table:table-cell table:style-name="Tableau1.C2" office:value-type="string">
            <text:p text:style-name="P23"/>
          </table:table-cell>
          <table:table-cell table:style-name="Tableau1.D2" office:value-type="string">
            <text:p text:style-name="P23"/>
          </table:table-cell>
          <table:table-cell table:style-name="Tableau1.E7" office:value-type="string">
            <text:p text:style-name="P23"/>
          </table:table-cell>
        </table:table-row>
      </table:table>
      <text:p text:style-name="Text_20_body"/>
      <text:h text:style-name="P49" text:outline-level="2"><draw:frame draw:style-name="fr5" draw:name="Cadre2" text:anchor-type="as-char" svg:y="-3.514cm" svg:width="13.367cm" draw:z-index="4"><draw:text-box fo:min-height="3.817cm"><text:p text:style-name="P2">Note De Design</text:p><text:p text:style-name="P22">Chacun de ces 4 ordres <text:span text:style-name="T36">a</text:span> été déssiné pour représenter le plus fidèlement 4 situations classique de combat:</text:p><text:p text:style-name="P22">Les soldats en "tir appuyé", prennent une posture offrant un faible profil au tir mais généralement impropre au combat rapproché, et peu mobile, ( allongé à terre, embusqué derrière un couvert, etc..) ils bénéficient donc de bonus en ce sens lors du tours de jeu, ils tirent en premier et peuvent même tirer sur certains ennemis pendant le mouvement de ces derniers, s'il sont pris en corps à corps par contre ils souffre d'un malus conséquent.</text:p><text:p text:style-name="P22">Les soldats en manoeuvre représente l'attitude qu'on les soldats lorsqu'ils tentent de limiter les chances dêtre abbatus par les tireurs adverses, il bougent avec précaution se jettant progressivement de couvert en couvert, et lorsque l'occasion se présente se ruent sur l'ennemi ou lui décochent un tir en riposte, ils bénéficient d'un fort bonus de couverture s'ils sont pris pour cible par l'ennemi.</text:p><text:p text:style-name="P22">L'ordre de mouvement simule un style de combat plus téméraire, ou les soldats rentrent dans l'ennemi au pas de course, arrosant la zone de tir sans prendre le temps d'ajuster ces derniers avec précaution mais simplement pour couvrir leur progression et semer la confusion. Ils ont donc une grande mobilité mais leurs tirs subissent des malus. <text:span text:style-name="T36">Ils sont plus vulnerables au tirs directs que les soldats en manoeuvre mais peuvent plus facilement esquiver les tirs d'artillerie.</text:span></text:p><text:p text:style-name="P22">Redéploiement lui simule une troupe qui se regroupe avant de se diriger au pas de course <text:span text:style-name="T36">parce qu'elle peut effectuer son déplacement à l'abri ou</text:span> au mépris du danger vers une nouvelle position.</text:p></draw:text-box></draw:frame></text:h>
      <text:h text:style-name="P47" text:outline-level="2"><text:span text:style-name="T19"></text:span><text:span text:style-name="T8"> </text:span><text:span text:style-name="T10">R</text:span><text:span text:style-name="T11">egroupement</text:span><text:span text:style-name="T8"> :</text:span></text:h>
      <text:p text:style-name="P10">Avant d’effectuer un déplacement à l’aide d’un ordre de redéploiement, un soldat valide peut faire effectuer un test de blocage à tout soldat allié bloqué à moins de <text:span text:style-name="T33">2</text:span>ps dans l’espoir de le débloquer. Le résultat du test effectué lors de cette phase ne peut jamais entraîner un résultat de « panique » (ces résultats seront ignorés), si le résultat est « débloqué » le soldat débloqué reçoit un ordre de redéploiement pour ce tour et peut effectuer son <text:span text:style-name="T33">déplacement</text:span> dès que son initiative le lui permet. En cas d’échec, le soldat bloqué garde son statut bloqué, le soldat en redéploiement peut effectuer son <text:span text:style-name="T33">déplacement</text:span> normalement.</text:p>
      <text:p text:style-name="P26"><text:soft-page-break/><draw:frame draw:style-name="fr5" draw:name="Cadre1" text:anchor-type="as-char" svg:y="-3.514cm" svg:width="13.367cm" draw:z-index="5"><draw:text-box fo:min-height="3.817cm"><text:p text:style-name="P2">Note De Design</text:p><text:p text:style-name="P21"><text:span text:style-name="T27">Cette miniphase simule le fait qu'avant de se redeployer ailleur sur le champ de bataille les soldats encouragent leurs camarades à se relever ou à reprendre leurs esprits pour suivre le mouvement. Ainsi une unité en formation serrée dont de nombreux soldats sont à terre ou paniqués peut en effectuant un redéploiement obtenir de meilleures chances de redonner le moral à </text:span><text:span text:style-name="T28">ses soldats</text:span><text:span text:style-name="T27"> avant de l</text:span><text:span text:style-name="T28">es</text:span><text:span text:style-name="T27"> faire avancer à marche forcée vers un nouvel objectif ou de l</text:span><text:span text:style-name="T28">es</text:span><text:span text:style-name="T27"> faire battre en retraite en bon ordre.</text:span></text:p></draw:text-box></draw:frame></text:p>
      <text:p text:style-name="P18">Au cours de cette mini-phase, les règles suivantes peuvent être amenées à entrer en considération :<text:span text:style-name="T3"> « </text:span><text:span text:style-name="T6">Commandant</text:span><text:span text:style-name="T3"> », « </text:span><text:span text:style-name="T6">Cruel</text:span><text:span text:style-name="T3"> », « </text:span><text:span text:style-name="T6">Drône</text:span><text:span text:style-name="T3"> », « </text:span><text:span text:style-name="T6">Esprit</text:span><text:span text:style-name="T3"> », « </text:span><text:span text:style-name="T6">Fanatique », </text:span><text:span text:style-name="T3">« </text:span><text:span text:style-name="T6">Guide</text:span><text:span text:style-name="T3"> », « </text:span><text:span text:style-name="T6">Gladiateur</text:span><text:span text:style-name="T3"> », </text:span><text:span text:style-name="T2">« </text:span><text:span text:style-name="T6">Implacable</text:span><text:span text:style-name="T3"> ». </text:span></text:p>
      <text:h text:style-name="P48" text:outline-level="2"><text:span text:style-name="T20"></text:span><text:span text:style-name="T8"> </text:span><text:span text:style-name="T10">R</text:span><text:span text:style-name="T12">éserves</text:span><text:span text:style-name="T8"> :</text:span></text:h>
      <text:p text:style-name="P11">Les unités en « réserve » peuvent entrer soit par la « zone de renforts », soit conformément aux compétences « parachutisme », « infiltration », « téléportation » ou « tunnelier ». <text:span text:style-name="T29">Le mécanisme d’entrée des réserve</text:span><text:span text:style-name="T33">s</text:span><text:span text:style-name="T29"> est complexe et soumis à la gestion d’une ressource scénarisée : « les points de soutien », et à un jet de dé, le « jet de soutien » dont la difficulté dépend du nombre de tours de jeu complétés et d’un « modificateur de soutien » propre au scénario. Lorsqu’ils ne sont pas précisés par le scénario, chaque joueur dispose au début de la partie de 3 points de soutien et d’un modificateur de soutien de 0. La mécanique complète de l’entrée des réserves est décrite dans la section « tests et jets ».</text:span></text:p>
      <text:p text:style-name="P11">Les soldats en contact socle à socle avec un affût peuvent en devenir les servants, avec un maximum de deux servants pour chaque affût. Inversement, les servants peuvent retrouver leur statut de soldat.</text:p>
      <text:p text:style-name="P30">Les véhicules ayant reçu un ordre « tir appuyé » peuvent embarquer ou débarquer des fantassins alliés dans une zone de 3ps autour de leurs baies d'embarquement.</text:p>
      <text:p text:style-name="P32"><draw:frame draw:style-name="fr4" draw:name="Cadre3" text:anchor-type="as-char" svg:width="12.628cm" draw:z-index="6"><draw:text-box fo:min-height="2.76cm"><text:p text:style-name="P3">IMPORTANT : <text:span text:style-name="T29">Mouvement d’arrivée</text:span></text:p><text:p text:style-name="P8"><text:span text:style-name="T1"><text:s/></text:span><text:span text:style-name="T23">Toutes les unités entrées sur le terrain au cours de cette </text:span><text:span text:style-name="T29">mini-</text:span><text:span text:style-name="T23">phase reçoivent pour ce tour un ordre « mouvement » qui ne peut en aucun cas être modifié.</text:span></text:p></draw:text-box></draw:frame></text:p>
      <text:h text:style-name="P44" text:outline-level="1"><text:soft-page-break/>- I<text:span text:style-name="T36">I</text:span> -</text:h>
      <text:h text:style-name="P43" text:outline-level="1"><text:span text:style-name="T1">« </text:span><text:span text:style-name="T36">MOBILITE</text:span><text:span text:style-name="T1"> »</text:span></text:h>
      <text:p text:style-name="P53"><text:span text:style-name="T36">Prenez l'avantage en dominant les positions clés.</text:span></text:p>
      <text:p text:style-name="P33"><text:span text:style-name="T36">Cette phase est organisée en fonction de l'initiative des soldats et pour les cas d'égalité par le jet "Alpha – Oméga". Tout se déroule en deux temps une phase décroissante </text:span><text:span text:style-name="T40">puis une phase croissante de la manière suivante.</text:span></text:p>
      <text:h text:style-name="P50" text:outline-level="2"><text:span text:style-name="T36">Désignation de l'ascendance</text:span> :</text:h>
      <text:p text:style-name="P34"><text:span text:style-name="T36">Procédez à un jet "Alpha – Oméga" comme décrit dans la partie "Test et Jets" le joueur désigné comme joueur Alpha le reste pendant toute la durée de la phase II "Mobilité" et il en va de même pour le Joueur "Oméga".</text:span></text:p>
      <text:p text:style-name="P37"><draw:frame draw:style-name="fr3" draw:name="Cadre5" text:anchor-type="paragraph" svg:x="0.196cm" svg:y="0.487cm" svg:width="13.367cm" draw:z-index="11"><draw:text-box fo:min-height="3.817cm"><text:p text:style-name="P2">Note De Design</text:p><text:p text:style-name="P56"><text:span text:style-name="T40">Ce jet "Alpha – Oméga" permet d'apporter une variation subtile dans le jeu en favorisant légèrement un joueur par rapport à l'autre de manière aléatoire, ainsi tous les tours de jeu ne se ressemblent pas du point de vue du déroulement et impliquent des ajustement de stratégie. Néanmoins le recours à l'initiative permet une alternance dynamique entre les joueurs et rend davantage compte du fait que les soldats les plus vifs et les plus aguerris agissent toujours avec de l'ascendant sur les troupes les moins disciplinées.</text:span></text:p></draw:text-box></draw:frame>Phase décroissante :</text:p>
      <text:p text:style-name="P37">On saisit la valeur d'initiative la plus haute parmi les unités en jeu. Si les deux joueurs ont des unités possédant une telle valeur d'initiative, le joueur « Alpha » peut faire bouger ses unités en premier. Il peut également choisir de les faire attendre la phase croissante afin de voir plus précisément comment le tour se déroule. Ensuite le joueur « Oméga » procède de même.</text:p>
      <text:p text:style-name="P37">On passe à la valeur d'initiative immédiatement en dessous et les joueurs procèdent exactement de même jusqu'à ce que l'on ait atteint la valeur la plus faible d'initiative.</text:p>
      <text:p text:style-name="P37">Phase croissante :</text:p>
      <text:p text:style-name="P37">Durant cette phase se déplacent les unités qui ne l'ont pas fait durant la phase décroissante.</text:p>
      <text:p text:style-name="P37">On part de la valeur d'initiative la plus faible. Si les deux joueurs ont des soldats possédant cette valeur d'initiative le joueur « <text:span text:style-name="T40">Oméga</text:span> » déplace ses unités en premier. Puis le joueur « <text:span text:style-name="T40">Alpha</text:span> » déplace ses soldats. </text:p>
      <text:p text:style-name="P37"><draw:frame draw:style-name="fr1" draw:name="Cadre6" text:anchor-type="paragraph" svg:x="0.12cm" svg:y="1.625cm" svg:width="13.423cm" draw:z-index="12"><draw:text-box fo:min-height="2.76cm"><text:p text:style-name="P3">IMPORTANT : <text:span text:style-name="T40">Phase croissante</text:span></text:p><text:p text:style-name="P31"><text:span text:style-name="T1"><text:s/></text:span><text:span text:style-name="T40">A </text:span><text:span text:style-name="T41">soldats d'</text:span><text:span text:style-name="T40">initiative équivalente lors de la phase croissante, notez bien que c'est le joueur Oméga qui doit déplacer ou renoncer à </text:span><text:span text:style-name="T41">déplacer </text:span><text:span text:style-name="T40">ses soldats en premier avant que le joueur Alpha ne soit confronté à ce choix. <text:s/></text:span><text:span text:style-name="T41">En fait une manière d'envisager cecic est que tout se passe comme si tous les soldats du joueur Alpha bénéficiaient d'un bonus temporaire d'initiative de 0,5 points.</text:span></text:p></draw:text-box></draw:frame><draw:frame draw:style-name="fr3" draw:name="Cadre7" text:anchor-type="paragraph" svg:x="0.199cm" svg:y="5.505cm" svg:width="13.367cm" draw:z-index="13"><draw:text-box fo:min-height="3.817cm"><text:p text:style-name="P2">Note De Design</text:p><text:p text:style-name="P57"><text:span text:style-name="T41">Le principe de phase décroissante – croissante, bien qu'un peu plus long à mettre en oeuvre au début romp avec la tradition de tours alternés ou l'un des joueurs doit subir tous les assauts de l'autre joueur sans avoir ni grand chose à faire ni grand chose sur quoi agir. Néanmoins il aurait été dommage pour la profondeur du jeu de se contenter d'une seule phase à initiative décroissante, car alors les soldats les plus aguérris eurent été forcés de faire connaitre leurs intentions et </text:span><text:span text:style-name="T42">de </text:span><text:span text:style-name="T41">se positionner avant les soldats les moins disciplinés or avec une phase croissante ensuite les soldats aguérris gardent la possibilité d'agir en premier mais ils peuvent également préferrer réagir à l'action des troupes les moins expérimentées.</text:span></text:p></draw:text-box></draw:frame><text:span text:style-name="T40">On passe à la valeur d'initiative supérieure et on procède de la même manière jusqu'à ce que toutes les unités aient effectué leur mouvement.</text:span></text:p>
      <text:h text:style-name="P51" text:outline-level="2"><text:soft-page-break/><text:span text:style-name="T22"/></text:h>
      <text:h text:style-name="P51" text:outline-level="2"><text:span text:style-name="T38">Déplacements</text:span><text:span text:style-name="T37"> :</text:span></text:h>
      <text:p text:style-name="P36"><text:span text:style-name="T39">Une fois que l'on à determiné qu'une unité allait bouger on déplace son modèle sur le champ de bataille d'une distance qui dépend de </text:span>l'ordre qu'elles ont reçu :</text:p>
      <text:p text:style-name="P37">Les fantassins en « tir appuyé » ne peuvent pas se déplacer mais peuvent pivoter.</text:p>
      <text:p text:style-name="P40"><text:span text:style-name="T42">Les affûts en « tir appuyé » ne peuvent ni se déplacer ni pivoter.</text:span></text:p>
      <text:p text:style-name="P37">Les fantassins en « manœuvre » peuvent se déplacer de 3ps.</text:p>
      <text:p text:style-name="P37">Les fantassins <text:span text:style-name="T42">ou la cavalerie </text:span>en « mouvement » peuvent se déplacer de leur capacité de mouvement  <text:span text:style-name="T42">en pas</text:span>: (Mv)ps.</text:p>
      <text:p text:style-name="P37">Les fantassins <text:span text:style-name="T42">ou affûts </text:span>en « redéploiement » peuvent se déplacer au moment de la phase de mouvement de 1xMv <text:s/><text:span text:style-name="T42">(pus tard dans le tour ces unités pourront effectuer un mouvement de rush</text:span>).</text:p>
      <text:p text:style-name="P37"><text:span text:style-name="T39">Les véhicules doivent se déplacer d'un mouvement qui est fonction de leur ordre et de leur rang (cf « tableau des véhicules »).</text:span></text:p>
      <text:h text:style-name="P52" text:outline-level="2"><text:span text:style-name="T39">Grenade</text:span><text:span text:style-name="T38">s</text:span><text:span text:style-name="T37"> :</text:span></text:h>
      <text:p text:style-name="P39"><text:span text:style-name="T37">A la fin de son mouvement, un soldat peut jeter ou fixer une grenade qu'il a à sa disposition s'il a reçu un ordre de « manœuvre » ou de « mouvement ». Les détails sur les effets, la portée et la fixation des grenades sont décrits dans le chapitre « Armurerie ».</text:span></text:p>
      <text:p text:style-name="P38"><text:span text:style-name="T39"/></text:p>
      <text:p text:style-name="P35"><text:span text:style-name="T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Normal" style:font-charset="x-symbol"/>
    <style:font-face style:name="Mangal1" svg:font-family="Mangal"/>
    <style:font-face style:name="OpenSymbol" svg:font-family="OpenSymbol"/>
    <style:font-face style:name="Walker Bot LDR" svg:font-family="'Walker Bot LDR'" style:font-adornments="Gras" style:font-pitch="variable"/>
    <style:font-face style:name="Sylfaen" svg:font-family="Sylfaen" style:font-adornments="Gras" style:font-family-generic="roman" style:font-pitch="variable"/>
    <style:font-face style:name="Sylfaen1"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499cm" fo:margin-right="0.499cm" fo:margin-top="0cm" fo:margin-bottom="0.199cm" style:contextual-spacing="false" fo:text-align="justify" style:justify-single-word="false" fo:orphans="2" fo:widows="2" style:register-true="true" fo:text-indent="0.499cm" style:auto-text-indent="false" style:page-number="auto"/>
      <style:text-properties style:font-name="Arial1" fo:font-size="11pt" style:font-size-asian="10.5pt"/>
    </style:style>
    <style:style style:name="List" style:family="paragraph" style:parent-style-name="Text_20_body" style:class="list" style:master-page-name="">
      <style:paragraph-properties fo:margin-left="0.37cm" fo:margin-right="0.37cm" fo:margin-top="0cm" fo:margin-bottom="0cm" style:contextual-spacing="false" style:register-true="false" fo:text-indent="0cm" style:auto-text-indent="false" style:page-number="auto"/>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13.85cm" style:type="center"/>
          <style:tab-stop style:position="27.7cm" style:type="right"/>
        </style:tab-stops>
      </style:paragraph-properties>
      <style:text-properties fo:color="#808080" style:font-size-asian="10.5pt"/>
    </style:style>
    <style:style style:name="Heading_20_1" style:display-name="Heading 1" style:family="paragraph" style:parent-style-name="Heading" style:next-style-name="Text_20_body" style:default-outline-level="1" style:class="text" style:master-page-name="">
      <style:paragraph-properties fo:margin-top="2cm" fo:margin-bottom="0cm" style:contextual-spacing="false" fo:text-align="center" style:justify-single-word="false" fo:keep-together="always" style:page-number="auto"/>
      <style:text-properties fo:color="#800000" style:font-name="Walker Bot LDR" fo:font-size="20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text-indent="0cm" style:auto-text-indent="false"/>
      <style:text-properties fo:color="#800000" style:font-name="Arial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1cm" fo:keep-together="always" fo:text-indent="0cm" style:auto-text-indent="false" style:page-number="auto" style:shadow="none">
        <style:tab-stops/>
      </style:paragraph-properties>
      <style:text-properties style:font-name="Arial Black" fo:font-size="11pt" fo:font-style="italic" fo:font-weight="bold" style:font-size-asian="14pt" style:font-weight-asian="bold" style:font-size-complex="14pt" style:font-weight-complex="bold"/>
    </style:style>
    <style:style style:name="Subtitle" style:family="paragraph" style:parent-style-name="Heading" style:next-style-name="Text_20_body" style:class="chapter" style:master-page-name="">
      <style:paragraph-properties fo:margin-top="0cm" fo:margin-bottom="1cm" style:contextual-spacing="false" fo:text-align="center" style:justify-single-word="false" fo:keep-together="always" style:page-number="auto" fo:background-color="transparent" style:shadow="none">
        <style:tab-stops/>
        <style:background-image/>
      </style:paragraph-properties>
      <style:text-properties fo:color="#808080" fo:font-size="9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Text" style:family="paragraph" style:parent-style-name="Caption" style:class="extra" style:master-page-name="">
      <style:paragraph-properties fo:margin-left="0.185cm" fo:margin-right="0.185cm" fo:margin-top="0.275cm" fo:margin-bottom="0.275cm" style:contextual-spacing="false" fo:text-align="justify" style:justify-single-word="false" fo:keep-together="always" fo:text-indent="0.185cm" style:auto-text-indent="false" style:page-number="auto" fo:keep-with-next="always"/>
      <style:text-properties fo:color="#000000" style:font-name="Arial1" fo:font-size="9pt" fo:font-style="normal"/>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6" style:display-name="WSE TITRE 6" style:family="paragraph" style:parent-style-name="Heading_20_6" style:default-outline-level="6" style:master-page-name="">
      <style:paragraph-properties style:page-number="auto"/>
      <style:text-properties fo:font-size="140%"/>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5_20_SANS_20_INDEX_20_" style:display-name="WSE TITRE 5 SANS INDEX " style:family="paragraph" style:parent-style-name="Heading_20_8" style:default-outline-level="8" style:master-page-name="">
      <style:paragraph-properties fo:keep-together="auto" style:page-number="auto" fo:keep-with-next="always"/>
      <style:text-properties fo:text-transform="uppercase" fo:font-size="12pt" fo:font-style="italic"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Corpus_20_A" style:display-name="Corpus A" style:family="paragraph" style:master-page-name="">
      <style:paragraph-properties fo:margin-left="0cm" fo:margin-right="0cm" fo:margin-top="0.101cm" fo:margin-bottom="0.199cm" style:contextual-spacing="false"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 fo:font-size="12pt" fo:letter-spacing="-0.018cm" fo:language="fr" fo:country="FR" fo:font-weight="normal" style:letter-kerning="true" style:text-scale="125%"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us_20_Note" style:display-name="Corpus Note" style:family="paragraph" style:master-page-name="">
      <style:paragraph-properties fo:margin-left="0cm" fo:margin-right="0cm" fo:margin-top="0.101cm" fo:margin-bottom="0.199cm" style:contextual-spacing="false" fo:line-height="0.45cm" fo:text-align="justify" style:justify-single-word="false" fo:keep-together="always" fo:text-indent="0cm" style:auto-text-indent="true" style:page-number="auto" fo:keep-with-next="auto"/>
      <style:text-properties style:font-name="Sylfaen1" fo:font-size="11pt" fo:letter-spacing="-0.018cm" fo:font-style="normal" style:text-scale="125%"/>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8c9f"/>
    </style:style>
    <style:page-layout style:name="Mpm1">
      <style:page-layout-properties fo:page-width="29.7cm" fo:page-height="21.001cm" style:num-format="1" style:print-orientation="landscape" fo:margin-top="0.504cm" fo:margin-bottom="0.499cm" fo:margin-left="1cm" fo:margin-right="1cm" style:shadow="none" fo:background-color="transparent" style:register-truth-ref-style-name="Text_20_body" style:writing-mode="lr-tb" style:layout-grid-color="#c0c0c0" style:layout-grid-lines="17" style:layout-grid-base-height="0.706cm" style:layout-grid-ruby-height="0.353cm" style:layout-grid-mode="none" style:layout-grid-ruby-below="false" style:layout-grid-print="true" style:layout-grid-display="true"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EROULEMENT DU TOUR DE JEU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23:40:36.70</meta:creation-date>
    <dc:date>2014-06-14T14:12:57.43</dc:date>
    <meta:editing-duration>PT2H32M47S</meta:editing-duration>
    <meta:editing-cycles>17</meta:editing-cycles>
    <meta:generator>LibreOffice/4.0.5.2$Windows_x86 LibreOffice_project/5464147a081647a250913f19c0715bca595af2f</meta:generator>
    <meta:document-statistic meta:table-count="1" meta:image-count="3" meta:object-count="0" meta:page-count="6" meta:paragraph-count="94" meta:word-count="2543" meta:character-count="14818" meta:non-whitespace-character-count="12347"/>
  </office:meta>
</office:document-meta>
</file>